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82cm"/>
    </style:style>
    <style:style style:name="co2" style:family="table-column">
      <style:table-column-properties fo:break-before="auto" style:column-width="3.582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1.979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1.166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>
            <text:p>BehaviorSpace results (NetLogo 5.0.5)</text:p>
          </table:table-cell>
          <table:table-cell table:number-columns-repeated="7"/>
        </table:table-row>
        <table:table-row table:style-name="ro1">
          <table:table-cell office:value-type="string">
            <text:p>StationsUnidimMetroBakM1_3.nlogo</text:p>
          </table:table-cell>
          <table:table-cell table:number-columns-repeated="7"/>
        </table:table-row>
        <table:table-row table:style-name="ro1">
          <table:table-cell office:value-type="string">
            <text:p>experiment</text:p>
          </table:table-cell>
          <table:table-cell table:number-columns-repeated="7"/>
        </table:table-row>
        <table:table-row table:style-name="ro1">
          <table:table-cell office:value-type="string">
            <text:p>05/01/2014 19:07:08:997 +0200</text:p>
          </table:table-cell>
          <table:table-cell table:number-columns-repeated="7"/>
        </table:table-row>
        <table:table-row table:style-name="ro1">
          <table:table-cell office:value-type="string">
            <text:p>min-pxcor</text:p>
          </table:table-cell>
          <table:table-cell office:value-type="string">
            <text:p>max-pxcor</text:p>
          </table:table-cell>
          <table:table-cell office:value-type="string">
            <text:p>min-pycor</text:p>
          </table:table-cell>
          <table:table-cell office:value-type="string">
            <text:p>max-pycor</text:p>
          </table:table-cell>
          <table:table-cell table:number-columns-repeated="4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float" office:value="-6">
            <text:p>-6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[run number]</text:p>
          </table:table-cell>
          <table:table-cell office:value-type="string">
            <text:p>waitingTimeAtStation</text:p>
          </table:table-cell>
          <table:table-cell office:value-type="string">
            <text:p>NumberMetros</text:p>
          </table:table-cell>
          <table:table-cell office:value-type="string">
            <text:p>speed</text:p>
          </table:table-cell>
          <table:table-cell office:value-type="string">
            <text:p>InjectionFrequency</text:p>
          </table:table-cell>
          <table:table-cell office:value-type="string">
            <text:p>[step]</text:p>
          </table:table-cell>
          <table:table-cell office:value-type="string">
            <text:p>retardTotal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9266">
            <text:p>2926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2044">
            <text:p>120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589">
            <text:p>258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4507">
            <text:p>45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15770">
            <text:p>157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5247">
            <text:p>524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40590">
            <text:p>40590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24678">
            <text:p>2467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6178">
            <text:p>617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9539">
            <text:p>95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36283">
            <text:p>3628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2457">
            <text:p>245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26723">
            <text:p>2672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828">
            <text:p>8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813">
            <text:p>8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7725">
            <text:p>7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float" office:value="8000">
            <text:p>8000</text:p>
          </table:table-cell>
          <table:table-cell office:value-type="float" office:value="3552">
            <text:p>355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8000">
            <text:p>8000</text:p>
          </table:table-cell>
          <table:table-cell office:value-type="float" office:value="16089">
            <text:p>1608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8000">
            <text:p>8000</text:p>
          </table:table-cell>
          <table:table-cell office:value-type="float" office:value="38073">
            <text:p>38073</text:p>
          </table:table-cell>
          <table:table-cell office:value-type="float" office:value="184">
            <text:p>18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1/05/2014</text:date>, <text:time>19:0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0"/>
    <meta:generator>OpenOffice/4.0.0$Win32 OpenOffice.org_project/400m3$Build-9702</meta:generator>
  </office:meta>
</office:document-meta>
</file>